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Source_20_Text"># Python program to demonstrate insert operation in binary search tree  </text:span></text:p>
      <text:p text:style-name="Standard"><text:span text:style-name="Source_20_Text"> </text:span> </text:p>
      <text:p text:style-name="Standard"><text:span text:style-name="Source_20_Text"># A utility class that represents an individual node in a BST </text:span></text:p>
      <text:p text:style-name="Standard"><text:span text:style-name="Source_20_Text">class</text:span> <text:span text:style-name="Source_20_Text">Node: </text:span></text:p>
      <text:p text:style-name="Standard"><text:span text:style-name="Source_20_Text">    def</text:span> <text:span text:style-name="Source_20_Text">__init__(self,key): </text:span></text:p>
      <text:p text:style-name="Standard"><text:span text:style-name="Source_20_Text">        self.left =</text:span> <text:span text:style-name="Source_20_Text">None</text:span></text:p>
      <text:p text:style-name="Standard"><text:span text:style-name="Source_20_Text">        self.right =</text:span> <text:span text:style-name="Source_20_Text">None</text:span></text:p>
      <text:p text:style-name="Standard"><text:span text:style-name="Source_20_Text">        self.val =</text:span> <text:span text:style-name="Source_20_Text">key </text:span></text:p>
      <text:p text:style-name="Standard"><text:span text:style-name="Source_20_Text"> </text:span> </text:p>
      <text:p text:style-name="Standard"><text:span text:style-name="Source_20_Text"># A utility function to insert a new node with the given key </text:span></text:p>
      <text:p text:style-name="Standard"><text:span text:style-name="Source_20_Text">def</text:span> <text:span text:style-name="Source_20_Text">insert(root,node): </text:span></text:p>
      <text:p text:style-name="Standard"><text:span text:style-name="Source_20_Text">    if</text:span> <text:span text:style-name="Source_20_Text">root is</text:span> <text:span text:style-name="Source_20_Text">None: </text:span></text:p>
      <text:p text:style-name="Standard"><text:span text:style-name="Source_20_Text">        root =</text:span> <text:span text:style-name="Source_20_Text">node </text:span></text:p>
      <text:p text:style-name="Standard"><text:span text:style-name="Source_20_Text">    else: </text:span></text:p>
      <text:p text:style-name="Standard"><text:span text:style-name="Source_20_Text">        if</text:span> <text:span text:style-name="Source_20_Text">root.val &lt; node.val: </text:span></text:p>
      <text:p text:style-name="Standard"><text:span text:style-name="Source_20_Text">            if</text:span> <text:span text:style-name="Source_20_Text">root.right is</text:span> <text:span text:style-name="Source_20_Text">None: </text:span></text:p>
      <text:p text:style-name="Standard"><text:span text:style-name="Source_20_Text">                root.right =</text:span> <text:span text:style-name="Source_20_Text">node </text:span></text:p>
      <text:p text:style-name="Standard"><text:span text:style-name="Source_20_Text">            else: </text:span></text:p>
      <text:p text:style-name="Standard"><text:span text:style-name="Source_20_Text">                insert(root.right, node) </text:span></text:p>
      <text:p text:style-name="Standard"><text:span text:style-name="Source_20_Text">        else: </text:span></text:p>
      <text:p text:style-name="Standard"><text:span text:style-name="Source_20_Text">            if</text:span> <text:span text:style-name="Source_20_Text">root.left is</text:span> <text:span text:style-name="Source_20_Text">None: </text:span></text:p>
      <text:p text:style-name="Standard"><text:span text:style-name="Source_20_Text">                root.left =</text:span> <text:span text:style-name="Source_20_Text">node </text:span></text:p>
      <text:p text:style-name="Standard"><text:span text:style-name="Source_20_Text">            else: </text:span></text:p>
      <text:p text:style-name="Standard"><text:span text:style-name="Source_20_Text">                insert(root.left, node) 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01:17:41.745283354</meta:creation-date>
    <dc:date>2019-10-03T01:23:45.245672284</dc:date>
    <meta:editing-duration>PT6M4S</meta:editing-duration>
    <meta:editing-cycles>1</meta:editing-cycles>
    <meta:document-statistic meta:table-count="0" meta:image-count="0" meta:object-count="0" meta:page-count="1" meta:paragraph-count="24" meta:word-count="84" meta:character-count="684" meta:non-whitespace-character-count="425"/>
    <meta:generator>LibreOffice/6.0.7.3$Linux_X86_64 LibreOffice_project/00m0$Build-3</meta:generator>
  </office:meta>
</office:document-meta>
</file>